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2.62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882cm" fo:padding-top="0.175cm" fo:padding-bottom="0.175cm" fo:padding-left="0.3cm" fo:padding-right="0.3cm" draw:shadow-opacity="50%"/>
    </style:style>
    <style:style style:name="gr15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1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328cm" fo:min-width="1.457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2.049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84cm" fo:min-width="4.577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5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0.889cm" fo:padding-top="0.175cm" fo:padding-bottom="0.175cm" fo:padding-left="0.3cm" fo:padding-right="0.3cm" draw:shadow-opacity="50%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66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9" style:family="paragraph">
      <loext:graphic-properties draw:fill="none"/>
      <style:text-properties fo:font-size="16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7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25cm" svg:height="5.7cm" svg:x="11.926cm" svg:y="0.1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9.854cm" svg:y="0.6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1.401cm" svg:y="1.27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9.901cm 3.971cm)">
          <draw:text-box>
            <text:p>Laser</text:p>
          </draw:text-box>
        </draw:frame>
        <draw:frame draw:style-name="gr5" draw:text-style-name="P1" draw:layer="layout" svg:width="4.198cm" svg:height="1.673cm" svg:x="12.203cm" svg:y="4.209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14.766cm 0.824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13.65cm 1.415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14.598cm" svg:y1="1.542cm" svg:x2="13.574cm" svg:y2="3.334cm">
          <text:p/>
        </draw:line>
        <draw:custom-shape draw:style-name="gr9" draw:text-style-name="P6" draw:layer="layout" svg:width="0.945cm" svg:height="1.009cm" draw:transform="skewX (0.712617933589285) rotate (0.785398163397448) translate (13.799cm 2.742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14.116cm" svg:y1="0.825cm" svg:x2="14.116cm" svg:y2="4.075cm">
          <text:p/>
        </draw:line>
        <draw:frame draw:style-name="gr11" draw:text-style-name="P8" draw:layer="layout" svg:width="1.107cm" svg:height="0.806cm" svg:x="12.259cm" svg:y="2.173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13.628cm" svg:y="0.274cm" draw:kind="section" draw:start-angle="35.83" draw:end-angle="91.04">
          <text:p/>
        </draw:ellipse>
        <draw:frame draw:style-name="gr13" draw:text-style-name="P9" draw:layer="layout" svg:width="1.1cm" svg:height="0.962cm" svg:x="14.066cm" svg:y="0.474cm">
          <draw:text-box>
            <text:p><text:span text:style-name="T2">ω</text:span></text:p>
          </draw:text-box>
        </draw:frame>
        <draw:custom-shape draw:style-name="gr14" draw:text-style-name="P3" draw:layer="layout" svg:width="2.482cm" svg:height="1.498cm" draw:transform="skewX (0.51103240498394) rotate (0.00226892802759263) translate (14.523cm 1.67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912cm" draw:transform="rotate (-1.5707963267949) translate (17.251cm 1.271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15.351cm" svg:y="2.182cm">
          <draw:text-box>
            <text:p><text:span text:style-name="T1">(2)</text:span></text:p>
          </draw:text-box>
        </draw:frame>
        <draw:custom-shape draw:style-name="gr17" draw:text-style-name="P3" draw:layer="layout" svg:width="2.057cm" svg:height="0.678cm" draw:transform="skewX (0.525344104850293) rotate (0.00244346095279206) translate (17.042cm 2.1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649cm" svg:height="5.7cm" svg:x="17.426cm" svg:y="0.1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7cm" svg:height="3.2cm" svg:x="17.901cm" svg:y="0.8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0" draw:text-style-name="P7" draw:layer="layout" svg:x1="19.401cm" svg:y1="2.371cm" svg:x2="20.601cm" svg:y2="2.371cm">
          <text:p/>
        </draw:line>
        <draw:frame draw:style-name="gr21" draw:text-style-name="P4" draw:layer="layout" svg:width="2.45cm" svg:height="1.673cm" svg:x="20.401cm" svg:y="1.909cm">
          <draw:text-box>
            <text:p><text:span text:style-name="T3">P</text:span><text:span text:style-name="T3">(</text:span><text:span text:style-name="T4">ω</text:span><text:span text:style-name="T5">)</text:span></text:p>
          </draw:text-box>
        </draw:frame>
        <draw:frame draw:style-name="gr22" draw:text-style-name="P8" draw:layer="layout" svg:width="1.107cm" svg:height="1.353cm" svg:x="17.994cm" svg:y="2.169cm">
          <draw:text-box>
            <text:p><text:span text:style-name="T1">(3)</text:span></text:p>
          </draw:text-box>
        </draw:frame>
        <draw:frame draw:style-name="gr5" draw:text-style-name="P1" draw:layer="layout" svg:width="4.198cm" svg:height="1.673cm" svg:x="17.403cm" svg:y="4.21cm">
          <draw:text-box>
            <text:p text:style-name="P5">Fiber-</text:p>
            <text:p text:style-name="P5">bench 2</text:p>
          </draw:text-box>
        </draw:frame>
        <draw:custom-shape draw:style-name="gr23" draw:text-style-name="P1" draw:layer="layout" svg:width="5.177cm" svg:height="5.734cm" svg:x="2.223cm" svg:y="0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0.151cm" svg:y="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.698cm" svg:y="1.2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0.198cm 3.966cm)">
          <draw:text-box>
            <text:p>Laser</text:p>
          </draw:text-box>
        </draw:frame>
        <draw:frame draw:style-name="gr24" draw:text-style-name="P1" draw:layer="layout" svg:width="4.198cm" svg:height="0.962cm" svg:x="2.7cm" svg:y="4.604cm">
          <draw:text-box>
            <text:p text:style-name="P5">Fiberbench 1</text:p>
          </draw:text-box>
        </draw:frame>
        <draw:custom-shape draw:style-name="gr6" draw:text-style-name="P2" draw:layer="layout" svg:width="3.25cm" svg:height="2.6cm" draw:transform="rotate (-1.5707963267949) translate (5.063cm 0.81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3.947cm 1.41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4.895cm" svg:y1="1.537cm" svg:x2="3.871cm" svg:y2="3.329cm">
          <text:p/>
        </draw:line>
        <draw:custom-shape draw:style-name="gr9" draw:text-style-name="P6" draw:layer="layout" svg:width="0.945cm" svg:height="1.009cm" draw:transform="skewX (0.712617933589285) rotate (0.785398163397448) translate (4.096cm 2.737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4.413cm" svg:y1="0.82cm" svg:x2="4.413cm" svg:y2="4.07cm">
          <text:p/>
        </draw:line>
        <draw:frame draw:style-name="gr11" draw:text-style-name="P8" draw:layer="layout" svg:width="1.107cm" svg:height="0.806cm" svg:x="2.556cm" svg:y="2.168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3.925cm" svg:y="0.269cm" draw:kind="section" draw:start-angle="35.83" draw:end-angle="91.04">
          <text:p/>
        </draw:ellipse>
        <draw:frame draw:style-name="gr13" draw:text-style-name="P9" draw:layer="layout" svg:width="1.1cm" svg:height="0.962cm" svg:x="4.363cm" svg:y="0.469cm">
          <draw:text-box>
            <text:p><text:span text:style-name="T2">ω</text:span></text:p>
          </draw:text-box>
        </draw:frame>
        <draw:custom-shape draw:style-name="gr25" draw:text-style-name="P3" draw:layer="layout" svg:width="1.489cm" svg:height="1.498cm" draw:transform="skewX (0.51103240498394) rotate (0.00226892802759263) translate (4.82cm 1.66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7cm" svg:height="3.2cm" svg:x="5.398cm" svg:y="0.8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0" draw:text-style-name="P7" draw:layer="layout" svg:x1="6.898cm" svg:y1="2.366cm" svg:x2="8.098cm" svg:y2="2.366cm">
          <text:p/>
        </draw:line>
        <draw:frame draw:style-name="gr21" draw:text-style-name="P4" draw:layer="layout" svg:width="2.45cm" svg:height="1.673cm" svg:x="7.898cm" svg:y="1.904cm">
          <draw:text-box>
            <text:p><text:span text:style-name="T3">P</text:span><text:span text:style-name="T6">0</text:span><text:span text:style-name="T3">(</text:span><text:span text:style-name="T4">ω</text:span><text:span text:style-name="T5">)</text:span></text:p>
          </draw:text-box>
        </draw:frame>
        <draw:frame draw:style-name="gr22" draw:text-style-name="P8" draw:layer="layout" svg:width="1.107cm" svg:height="1.353cm" svg:x="5.491cm" svg:y="2.164cm">
          <draw:text-box>
            <text:p><text:span text:style-name="T1">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09:26:17.355135844</meta:creation-date>
    <dc:date>2020-12-26T09:30:56.263578676</dc:date>
    <meta:editing-duration>PT4M39S</meta:editing-duration>
    <meta:editing-cycles>1</meta:editing-cycles>
    <meta:document-statistic meta:object-count="41"/>
    <meta:generator>LibreOffice/6.0.7.3$Linux_X86_64 LibreOffice_project/00m0$Build-3</meta:generator>
  </office:meta>
</office:document-meta>
</file>